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24-01-0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23-01-19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22-09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22-05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20-09-1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20-01-06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9-09-09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9-04-22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9-01-07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8-09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8-04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8-01-08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7-09-1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7-04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7-01-09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6-08-2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6-01-04 0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5-01-0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4-01-0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3-01-09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2-01-0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</text:p>
          </table:table-cell>
          <table:table-cell office:value-type="string" calcext:value-type="string">
            <text:p>MM356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